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Relazione: Remediation e Mitigazione di Attacchi DDoS (Distributed Denial of Service)</text:span></text:p>
      <text:p text:style-name="Text_20_body"><text:span text:style-name="Strong_20_Emphasis">Introduzione</text:span></text:p>
      <text:p text:style-name="Text_20_body">L'azienda ha recentemente subito un attacco DDoS (Distributed Denial of Service), una forma di attacco informatico mirato a rendere i nostri servizi web inaccessibili. Gli aggressori hanno utilizzato una rete distribuita di dispositivi compromessi, come botnet, per generare un volume di richieste simultanee verso i nostri server aziendali. Questo ha causato un sovraccarico delle risorse, impedendo agli utenti legittimi di accedere ai servizi web e alle applicazioni aziendali. In questa relazione, descriviamo l'attacco subito, analizziamo i rischi associati e proponiamo un piano di remediation e mitigazione per ridurre i rischi residui e proteggere l'azienda da futuri attacchi.</text:p>
      <text:p text:style-name="Text_20_body"><text:span text:style-name="Strong_20_Emphasis">Identificazione della Minaccia</text:span></text:p>
      <text:p text:style-name="Text_20_body">Un attacco DDoS è una forma di attacco DoS (Denial of Service), in cui il traffico dannoso proviene da una rete distribuita di dispositivi infetti. L'obiettivo principale di un attacco DDoS è saturare le risorse di rete e di elaborazione dei server aziendali, rendendo inaccessibili i servizi web agli utenti legittimi. In genere, gli attacchi DDoS utilizzano botnet, una rete di dispositivi compromessi che inviano richieste simultanee ai server aziendali, fino a sovraccaricarli completamente. L'impatto diretto di un attacco DDoS include la saturazione della banda di rete, il rallentamento dei server e l'interruzione dei servizi aziendali.</text:p>
      <text:p text:style-name="Text_20_body">Quando un attacco DDoS ha successo, l'accesso ai siti web e alle applicazioni aziendali diventa estremamente difficile, se non impossibile, per i clienti e i dipendenti. I sistemi aziendali diventano vulnerabili a rallentamenti e persino al completo blocco, compromettendo l'efficienza operativa. Inoltre, l'attacco potrebbe durare ore o giorni, danneggiando gravemente la disponibilità dei servizi e la capacità dell'azienda di operare normalmente.</text:p>
      <text:p text:style-name="Text_20_body"><text:span text:style-name="Strong_20_Emphasis">Analisi del Rischio</text:span></text:p>
      <text:p text:style-name="Text_20_body">L'attacco DDoS comporta una serie di rischi significativi per l'azienda. In primo luogo, l'accesso ai servizi web e alle applicazioni aziendali potrebbe essere interrotto, causando gravi disagi operativi. I clienti potrebbero non riuscire a concludere transazioni online, e i dipendenti potrebbero essere impossibilitati ad accedere agli strumenti di lavoro. Un attacco prolungato potrebbe anche compromettere la fiducia dei clienti, con danni reputazionali a lungo termine. Inoltre, se l'attacco DDoS viene utilizzato come diversivo, potrebbe nascondere attività più dannose come il furto di dati o l'infiltrazione di malware.</text:p>
      <text:p text:style-name="Text_20_body">Un altro rischio significativo è la perdita di opportunità commerciali. L'impossibilità di garantire un servizio stabile e disponibile può ridurre le vendite e minare la competitività dell'azienda. I danni finanziari derivanti dall'interruzione dei servizi e dalla perdita di fiducia dei clienti potrebbero avere un impatto negativo sul bilancio aziendale. Infine, gli attacchi DDoS sono anche una minaccia indiretta per altri servizi aziendali critici, come i database e i sistemi di pagamento, che potrebbero essere temporaneamente fuori servizio.</text:p>
      <text:p text:style-name="Text_20_body"><text:span text:style-name="Strong_20_Emphasis">Pianificazione della Remediation</text:span></text:p>
      <text:p text:style-name="Text_20_body">La risposta a un attacco DDoS deve essere tempestiva ed efficiente. Il piano di remediation si basa su un'analisi rapida delle fonti dell'attacco e sulla mitigazione del traffico dannoso. La prima fase consiste nell'identificare il traffico sospetto attraverso strumenti di monitoraggio avanzati. Una volta identificati gli indirizzi IP coinvolti nell'attacco, si possono applicare filtri per bloccare il traffico <text:soft-page-break/>dannoso. La mitigazione può anche coinvolgere l'uso di servizi esterni specializzati che gestiscono e assorbono il traffico DDoS prima che raggiunga i server aziendali.</text:p>
      <text:p text:style-name="Text_20_body">Parallelamente, è fondamentale comunicare tempestivamente con il team di sicurezza IT, in modo da prendere le misure necessarie per contenere l'attacco. La collaborazione tra i vari team aziendali e l'utilizzo di soluzioni avanzate di sicurezza, come il bilanciamento del carico e i sistemi di mitigazione DDoS, garantiranno una protezione efficace.</text:p>
      <text:p text:style-name="Text_20_body"><text:span text:style-name="Strong_20_Emphasis">Implementazione della Remediation</text:span></text:p>
      <text:p text:style-name="Text_20_body">Per mitigare l'impatto di un attacco DDoS, sono necessarie soluzioni pratiche che garantiscano la continuità dei servizi. L'implementazione di un sistema di bilanciamento del carico è fondamentale per distribuire il traffico tra più server, evitando che uno solo venga sovraccaricato. In questo modo, il sistema diventa più resiliente agli attacchi e continua a operare anche durante il picco di traffico.</text:p>
      <text:p text:style-name="Text_20_body">Inoltre, l'adozione di soluzioni di mitigazione DDoS fornite da servizi esterni, come Cloudflare o Akamai, rappresenta una protezione efficace contro gli attacchi massicci. Questi servizi sono in grado di filtrare e assorbire il traffico malevolo prima che raggiunga la rete aziendale, riducendo significativamente il rischio di downtime. Infine, la configurazione di regole avanzate sui firewall aziendali consente di bloccare pacchetti sospetti e di limitare le connessioni da indirizzi IP che sono già stati identificati come parte dell'attacco.</text:p>
      <text:p text:style-name="Text_20_body"><text:span text:style-name="Strong_20_Emphasis">Mitigazione dei Rischi Residuali</text:span></text:p>
      <text:p text:style-name="Text_20_body">Anche dopo aver implementato le misure di remediation, è importante ridurre i rischi residui. Il monitoraggio continuo del traffico di rete è fondamentale per rilevare nuovi attacchi DDoS in tempo reale e rispondere rapidamente. Gli strumenti di analisi del traffico, come Wireshark, e i sistemi di rilevamento delle intrusioni (IDS) possono fornire informazioni in tempo reale sulle anomalie nel traffico di rete.</text:p>
      <text:p text:style-name="Text_20_body">Inoltre, è essenziale che il team di sicurezza IT collabori costantemente per migliorare le difese contro attacchi futuri. L'adozione di pratiche di sicurezza avanzate, come l'analisi comportamentale del traffico, consentirà di anticipare e prevenire eventuali nuovi attacchi. Per garantire la resilienza dell'infrastruttura aziendale, è necessario eseguire regolarmente test di carico e di stress per simulare attacchi DDoS e testare la capacità del sistema di mantenere la disponibilità dei servizi anche sotto pressione.</text:p>
      <text:p text:style-name="Text_20_body"><text:span text:style-name="Strong_20_Emphasis">Conclusioni</text:span></text:p>
      <text:p text:style-name="Text_20_body">Gli attacchi DDoS rappresentano una minaccia concreta per la disponibilità dei servizi aziendali. La protezione contro questi attacchi richiede una strategia combinata che includa l'adozione di soluzioni di bilanciamento del carico, l'utilizzo di servizi di mitigazione DDoS di terze parti, e la configurazione di regole di sicurezza avanzate. Un monitoraggio continuo e la collaborazione tra il team IT e il team di sicurezza sono essenziali per garantire una protezione adeguata. Con l'implementazione di misure preventive e la realizzazione di test di resilienza, l'azienda sarà meglio preparata a fronteggiare futuri attacchi e a garantire la continuità operativ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7T16:54:02.090000000</meta:creation-date>
    <dc:date>2025-01-27T16:54:18.743000000</dc:date>
    <meta:editing-duration>PT17S</meta:editing-duration>
    <meta:editing-cycles>1</meta:editing-cycles>
    <meta:document-statistic meta:table-count="0" meta:image-count="0" meta:object-count="0" meta:page-count="2" meta:paragraph-count="20" meta:word-count="946" meta:character-count="6697" meta:non-whitespace-character-count="5771"/>
    <meta:generator>LibreOffice/24.8.4.2$Windows_X86_64 LibreOffice_project/bb3cfa12c7b1bf994ecc5649a80400d06cd71002</meta:generator>
  </office:meta>
</office:document-meta>
</file>